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a45" officeooo:paragraph-rsid="000c3a45"/>
    </style:style>
    <style:style style:name="P2" style:family="paragraph" style:parent-style-name="Standard">
      <style:text-properties officeooo:rsid="000c3a45" officeooo:paragraph-rsid="000ccf74"/>
    </style:style>
    <style:style style:name="P3" style:family="paragraph" style:parent-style-name="Standard">
      <style:text-properties officeooo:rsid="000c3a45" officeooo:paragraph-rsid="000e99a7"/>
    </style:style>
    <style:style style:name="P4" style:family="paragraph" style:parent-style-name="Standard">
      <style:text-properties officeooo:rsid="000e99a7" officeooo:paragraph-rsid="000e99a7"/>
    </style:style>
    <style:style style:name="P5" style:family="paragraph" style:parent-style-name="Header">
      <style:text-properties officeooo:rsid="000e99a7" officeooo:paragraph-rsid="000e99a7"/>
    </style:style>
    <style:style style:name="T1" style:family="text">
      <style:text-properties officeooo:rsid="000c3a45"/>
    </style:style>
    <style:style style:name="T2" style:family="text">
      <style:text-properties officeooo:rsid="000ccf74"/>
    </style:style>
    <style:style style:name="T3" style:family="text">
      <style:text-properties officeooo:rsid="000e9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2">winner</text:span>(<text:span text:style-name="T2">obj_array , player</text:span>)</text:p>
      <text:p text:style-name="P1">If player is first then </text:p>
      <text:p text:style-name="P1"><text:tab/>if first player <text:span text:style-name="T2">cannot make any valid move then</text:span></text:p>
      <text:p text:style-name="P1"><text:tab/><text:tab/><text:span text:style-name="T2">return second player.</text:span></text:p>
      <text:p text:style-name="P1"><text:tab/><text:span text:style-name="T2">End If.</text:span></text:p>
      <text:p text:style-name="P2"><text:tab/>for each possible move </text:p>
      <text:p text:style-name="P2"><text:span text:style-name="T2"><text:tab/><text:tab/>update obj_array containing object in each array.</text:span></text:p>
      <text:p text:style-name="P3"><text:tab/><text:tab/><text:span text:style-name="T3">If winner(array,second player) is previously calculated then</text:span></text:p>
      <text:p text:style-name="P3"><text:tab/><text:tab/><text:tab/><text:span text:style-name="T3">winner_var= saved value.</text:span></text:p>
      <text:p text:style-name="P3"><text:tab/><text:tab/><text:span text:style-name="T3">Else </text:span></text:p>
      <text:p text:style-name="P3"><text:tab/><text:tab/><text:tab/><text:span text:style-name="T3">save winner(array,second player) </text:span></text:p>
      <text:p text:style-name="P3"><text:tab/><text:tab/><text:tab/><text:span text:style-name="T3">winner_var=saved value.</text:span></text:p>
      <text:p text:style-name="P3"><text:tab/><text:tab/><text:span text:style-name="T3">End if</text:span></text:p>
      <text:p text:style-name="P3"><text:tab/><text:tab/>if for any move <text:span text:style-name="T3">winner_var== first player</text:span> then</text:p>
      <text:p text:style-name="P3"><text:tab/><text:tab/><text:tab/>make that move <text:tab/>//(Update number of object in piles values).</text:p>
      <text:p text:style-name="P3"><text:tab/><text:tab/><text:tab/>Return first player.</text:p>
      <text:p text:style-name="P3"><text:tab/><text:tab/>Else </text:p>
      <text:p text:style-name="P3"><text:tab/><text:tab/><text:tab/><text:span text:style-name="T3">restore previous values in obj_array</text:span>.</text:p>
      <text:p text:style-name="P3"><text:tab/><text:tab/>End If.</text:p>
      <text:p text:style-name="P2"><text:tab/><text:span text:style-name="T3">End for</text:span></text:p>
      <text:p text:style-name="P2"><text:tab/><text:span text:style-name="T3">return second player.</text:span></text:p>
      <text:p text:style-name="P4">Else</text:p>
      <text:p text:style-name="P4"><text:tab/><text:span text:style-name="T1">if </text:span>second<text:span text:style-name="T1"> player cannot make any valid move then</text:span></text:p>
      <text:p text:style-name="P3"><text:tab/><text:tab/><text:span text:style-name="T2">return first player.</text:span></text:p>
      <text:p text:style-name="P3"><text:tab/><text:span text:style-name="T2">End If.</text:span></text:p>
      <text:p text:style-name="P3"><text:tab/>for each possible move </text:p>
      <text:p text:style-name="P3"><text:span text:style-name="T2"><text:tab/><text:tab/>update obj_array containing object in each array.</text:span></text:p>
      <text:p text:style-name="P3"><text:tab/><text:tab/><text:span text:style-name="T3">If winner(array,first player) is previously calculated then</text:span></text:p>
      <text:p text:style-name="P3"><text:tab/><text:tab/><text:tab/><text:span text:style-name="T3">winner_var= saved value.</text:span></text:p>
      <text:p text:style-name="P3"><text:tab/><text:tab/><text:span text:style-name="T3">Else </text:span></text:p>
      <text:p text:style-name="P3"><text:tab/><text:tab/><text:tab/><text:span text:style-name="T3">save winner(array,first player) </text:span></text:p>
      <text:p text:style-name="P3"><text:tab/><text:tab/><text:tab/><text:span text:style-name="T3">winner_var=saved value.</text:span></text:p>
      <text:p text:style-name="P3"><text:tab/><text:tab/><text:span text:style-name="T3">End if</text:span></text:p>
      <text:p text:style-name="P3"><text:tab/><text:tab/>if for any move <text:span text:style-name="T3">winner_var== second player</text:span> then</text:p>
      <text:p text:style-name="P3"><text:tab/><text:tab/><text:tab/>make that move <text:tab/>//(Update number of object in piles values).</text:p>
      <text:p text:style-name="P3"><text:tab/><text:tab/><text:tab/>Return <text:span text:style-name="T3">second</text:span> player.</text:p>
      <text:p text:style-name="P3"><text:tab/><text:tab/>Else </text:p>
      <text:p text:style-name="P3"><text:tab/><text:tab/><text:tab/><text:span text:style-name="T3">restore previous values in obj_array</text:span></text:p>
      <text:p text:style-name="P3"><text:tab/><text:tab/>End If.</text:p>
      <text:p text:style-name="P3"><text:tab/><text:span text:style-name="T3">End for</text:span></text:p>
      <text:p text:style-name="P3"><text:tab/><text:span text:style-name="T3">return first player.</text:span></text:p>
      <text:p text:style-name="P1">End If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99a7" officeooo:paragraph-rsid="000e99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ynamic Progrramic Approach for Game Of Ni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1:30:27.393401178</meta:creation-date>
    <dc:date>2018-04-29T02:08:18.769629606</dc:date>
    <meta:editing-duration>PT2M25S</meta:editing-duration>
    <meta:editing-cycles>1</meta:editing-cycles>
    <meta:document-statistic meta:table-count="0" meta:image-count="0" meta:object-count="0" meta:page-count="1" meta:paragraph-count="43" meta:word-count="172" meta:character-count="1181" meta:non-whitespace-character-count="963"/>
    <meta:generator>LibreOffice/5.3.1.2$Linux_X86_64 LibreOffice_project/30m0$Build-2</meta:generator>
  </office:meta>
</office:document-meta>
</file>